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crBook_scrBook_scrBody" style:family="paragraph" style:parent-style-name="scrBook_scrBody"/>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7:28:47</meta:creation-date>
    <dc:creator>Yesu</dc:creator>
    <dc:date>2011-02-17T17:28:47</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